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c53" officeooo:paragraph-rsid="00008c53"/>
    </style:style>
    <style:style style:name="P2" style:family="paragraph" style:parent-style-name="Standard">
      <style:text-properties officeooo:rsid="00008c53" officeooo:paragraph-rsid="00025536"/>
    </style:style>
    <style:style style:name="P3" style:family="paragraph" style:parent-style-name="Standard">
      <style:text-properties officeooo:rsid="00008c53" officeooo:paragraph-rsid="00030813"/>
    </style:style>
    <style:style style:name="P4" style:family="paragraph" style:parent-style-name="Standard">
      <style:text-properties officeooo:rsid="00025536" officeooo:paragraph-rsid="00025536"/>
    </style:style>
    <style:style style:name="P5" style:family="paragraph" style:parent-style-name="Standard">
      <style:text-properties officeooo:rsid="00030813" officeooo:paragraph-rsid="00030813"/>
    </style:style>
    <style:style style:name="P6" style:family="paragraph" style:parent-style-name="Standard">
      <style:text-properties officeooo:rsid="00030813" officeooo:paragraph-rsid="0006be3a"/>
    </style:style>
    <style:style style:name="T1" style:family="text">
      <style:text-properties officeooo:rsid="00025536"/>
    </style:style>
    <style:style style:name="T2" style:family="text">
      <style:text-properties officeooo:rsid="00030813"/>
    </style:style>
    <style:style style:name="T3" style:family="text">
      <style:text-properties officeooo:rsid="0006b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S DE INPUTS EN HTML <text:span text:style-name="T2">( Alejandro Pereiro López)</text:span></text:p>
      <text:p text:style-name="P1"/>
      <text:p text:style-name="P1">&lt;input type=”text”/&gt;</text:p>
      <text:p text:style-name="P1"/>
      <text:p text:style-name="P1">Este input es utilizado para hacer input de texto en un formulario</text:p>
      <text:p text:style-name="P1"/>
      <text:p text:style-name="P1">Validación de datos:</text:p>
      <text:p text:style-name="P1"/>
      <text:p text:style-name="P1">minlength: mínimo de caracteres necesarios</text:p>
      <text:p text:style-name="P1">maxlength: máximo de caracteres necesarios</text:p>
      <text:p text:style-name="P1">required: hace que este input sea obligatorio</text:p>
      <text:p text:style-name="P4">pattern: permite poner un patron de texto obligatorio para el texto que entre</text:p>
      <text:p text:style-name="P1"/>
      <text:p text:style-name="P1">&lt;input type=”password”/&gt; </text:p>
      <text:p text:style-name="P1"/>
      <text:p text:style-name="P1">Este input es utilizado para hacer input de <text:span text:style-name="T1">texto pero que se muestre con caracteres especiales para ocultar la contraseña</text:span></text:p>
      <text:p text:style-name="P1"/>
      <text:p text:style-name="P4">Validación de datos: </text:p>
      <text:p text:style-name="P4"/>
      <text:p text:style-name="P2">minlength: mínimo de caracteres necesarios</text:p>
      <text:p text:style-name="P2">maxlength: máximo de caracteres necesarios</text:p>
      <text:p text:style-name="P2">required: hace que este input sea obligatorio</text:p>
      <text:p text:style-name="P4">pattern: permite poner un patron de texto obligatorio para el texto que entre</text:p>
      <text:p text:style-name="P4">inputmode: permite cambiar el modo de input</text:p>
      <text:p text:style-name="P1"/>
      <text:p text:style-name="P1">&lt;<text:span text:style-name="T1">input type</text:span><text:span text:style-name="T2">=”date”/&gt;</text:span></text:p>
      <text:p text:style-name="P1"/>
      <text:p text:style-name="P5">Este input permite insertar una fecha que elige el usuario</text:p>
      <text:p text:style-name="P5"/>
      <text:p text:style-name="P5">Validación de datos:</text:p>
      <text:p text:style-name="P5"/>
      <text:p text:style-name="P3">required: hace que este input sea obligatorio</text:p>
      <text:p text:style-name="P5">min: permite poner una mínima fecha que prohíbe la elección de las fechas anteriores</text:p>
      <text:p text:style-name="P5">max: permite poner un máximo que prohíbe la elección de las fechas posteriores</text:p>
      <text:p text:style-name="P5">El input date también valida por defecto los años bisiestos</text:p>
      <text:p text:style-name="P5"/>
      <text:p text:style-name="P5">&lt;input type=”checkbox”/&gt;</text:p>
      <text:p text:style-name="P5"/>
      <text:p text:style-name="P5">Este input permite elegir si es true o false un parámetro </text:p>
      <text:p text:style-name="P5"/>
      <text:p text:style-name="P5">Validación de datos:</text:p>
      <text:p text:style-name="P5"/>
      <text:p text:style-name="P3">required: hace que este input sea obligatorio</text:p>
      <text:p text:style-name="P3"/>
      <text:p text:style-name="P3">&lt;<text:span text:style-name="T2">input type=”radio”/&gt;</text:span></text:p>
      <text:p text:style-name="P5"/>
      <text:p text:style-name="P5">Este input permite tener una selección única entre una serie de opciones como por ejemplo el sexo del usuario</text:p>
      <text:p text:style-name="P5"/>
      <text:p text:style-name="P5"/>
      <text:p text:style-name="P5"/>
      <text:p text:style-name="P5"><text:soft-page-break/>&lt;input type=”submit”/&gt;</text:p>
      <text:p text:style-name="P5"/>
      <text:p text:style-name="P5">Este input permite ejecutar el formulario, este manda la información si los datos insertados en el formulario son correctos.</text:p>
      <text:p text:style-name="P5"/>
      <text:p text:style-name="P6">&lt;<text:span text:style-name="T3">input type=”reset”/&gt;</text:span></text:p>
      <text:p text:style-name="P6"/>
      <text:p text:style-name="P6">&lt;<text:span text:style-name="T3">input type=”search”/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9:30:08.068814645</meta:creation-date>
    <dc:date>2024-11-04T16:08:23.665068520</dc:date>
    <meta:editing-duration>PT20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246" meta:character-count="1609" meta:non-whitespace-character-count="1393"/>
  </office:meta>
</office:document-meta>
</file>